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Roboto1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2" svg:font-family="Robot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285in" fo:margin-left="0in" fo:margin-top="0in" fo:margin-bottom="0in" table:align="left"/>
    </style:style>
    <style:style style:name="Table1.A" style:family="table-column">
      <style:table-column-properties style:column-width="1.534in"/>
    </style:style>
    <style:style style:name="Table1.B" style:family="table-column">
      <style:table-column-properties style:column-width="1.6597in"/>
    </style:style>
    <style:style style:name="Table1.C" style:family="table-column">
      <style:table-column-properties style:column-width="1.7014in"/>
    </style:style>
    <style:style style:name="Table1.D" style:family="table-column">
      <style:table-column-properties style:column-width="1.7326in"/>
    </style:style>
    <style:style style:name="Table1.1" style:family="table-row">
      <style:table-row-properties style:min-row-height="0.3576in" fo:keep-together="auto"/>
    </style:style>
    <style:style style:name="Table1.A1" style:family="table-cell">
      <style:table-cell-properties style:vertical-align="" fo:padding="0.0694in" fo:border="0.5pt solid #000000"/>
    </style:style>
    <style:style style:name="Table1.3" style:family="table-row">
      <style:table-row-properties style:min-row-height="0.5451in" fo:keep-together="auto"/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style:min-row-height="0.3854in"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25in" fo:margin-left="0in" fo:margin-top="0in" fo:margin-bottom="0in" table:align="left"/>
    </style:style>
    <style:style style:name="Table13.A" style:family="table-column">
      <style:table-column-properties style:column-width="1.2701in"/>
    </style:style>
    <style:style style:name="Table13.B" style:family="table-column">
      <style:table-column-properties style:column-width="2.9903in"/>
    </style:style>
    <style:style style:name="Table13.C" style:family="table-column">
      <style:table-column-properties style:column-width="2.3646in"/>
    </style:style>
    <style:style style:name="Table13.1" style:family="table-row">
      <style:table-row-properties style:min-row-height="0.3576in" fo:keep-together="auto"/>
    </style:style>
    <style:style style:name="Table13.A1" style:family="table-cell">
      <style:table-cell-properties style:vertical-align="" fo:padding="0.0694in" fo:border="0.5pt solid #000000"/>
    </style:style>
    <style:style style:name="Table14" style:family="table">
      <style:table-properties style:width="6.6944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7" style:family="paragraph" style:parent-style-name="Standard">
      <style:paragraph-properties fo:margin-left="3.5in" fo:margin-right="0in" fo:margin-top="0in" fo:margin-bottom="0in" loext:contextual-spacing="false" fo:line-height="100%" fo:text-indent="0in" style:auto-text-indent="false" fo:break-before="auto" fo:break-after="auto"/>
    </style:style>
    <style:style style:name="P28" style:family="paragraph" style:parent-style-name="Standard" style:list-style-name="WWNum20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33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22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35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27">
      <style:paragraph-properties fo:margin-left="0.5in" fo:margin-right="0in" fo:text-indent="-0.25in" style:auto-text-indent="false"/>
    </style:style>
    <style:style style:name="P37" style:family="paragraph" style:parent-style-name="Standard" style:list-style-name="WWNum25">
      <style:paragraph-properties fo:margin-left="0.5in" fo:margin-right="0in" fo:text-indent="-0.25in" style:auto-text-indent="false"/>
    </style:style>
    <style:style style:name="P38" style:family="paragraph" style:parent-style-name="Standard" style:list-style-name="WWNum23">
      <style:paragraph-properties fo:margin-left="0.5in" fo:margin-right="0in" fo:text-indent="-0.25in" style:auto-text-indent="false"/>
    </style:style>
    <style:style style:name="P39" style:family="paragraph" style:parent-style-name="Standard" style:list-style-name="WWNum29">
      <style:paragraph-properties fo:margin-left="0.5in" fo:margin-right="0in" fo:text-indent="-0.25in" style:auto-text-indent="false"/>
    </style:style>
    <style:style style:name="P4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1" style:family="paragraph" style:parent-style-name="Standard" style:list-style-name="WWNum34">
      <style:paragraph-properties fo:margin-left="0.5in" fo:margin-right="0in" fo:text-indent="-0.25in" style:auto-text-indent="false"/>
    </style:style>
    <style:style style:name="P42" style:family="paragraph" style:parent-style-name="Standard" style:list-style-name="WWNum30">
      <style:paragraph-properties fo:margin-left="0.5in" fo:margin-right="0in" fo:text-indent="-0.25in" style:auto-text-indent="false"/>
    </style:style>
    <style:style style:name="P43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44" style:family="paragraph" style:parent-style-name="Standard" style:list-style-name="WWNum32">
      <style:paragraph-properties fo:margin-left="0.5in" fo:margin-right="0in" fo:text-indent="-0.25in" style:auto-text-indent="false"/>
    </style:style>
    <style:style style:name="P45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46" style:family="paragraph" style:parent-style-name="Standard" style:list-style-name="WWNum24">
      <style:paragraph-properties fo:margin-left="0.5in" fo:margin-right="0in" fo:text-indent="-0.25in" style:auto-text-indent="false"/>
    </style:style>
    <style:style style:name="P47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48" style:family="paragraph" style:parent-style-name="Standard" style:list-style-name="WWNum26">
      <style:paragraph-properties fo:margin-left="0.5in" fo:margin-right="0in" fo:text-indent="-0.25in" style:auto-text-indent="false"/>
    </style:style>
    <style:style style:name="P49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50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51" style:family="paragraph" style:parent-style-name="Standard" style:list-style-name="WWNum21">
      <style:paragraph-properties fo:margin-left="0.5in" fo:margin-right="0in" fo:text-indent="-0.25in" style:auto-text-indent="false"/>
    </style:style>
    <style:style style:name="P52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53" style:family="paragraph" style:parent-style-name="Standard" style:list-style-name="WWNum28">
      <style:paragraph-properties fo:margin-left="0.5in" fo:margin-right="0in" fo:text-indent="-0.25in" style:auto-text-indent="false"/>
    </style:style>
    <style:style style:name="P5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5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6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57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58" style:family="paragraph" style:parent-style-name="Standard" style:list-style-name="WWNum37">
      <style:paragraph-properties fo:margin-left="0.5in" fo:margin-right="0in" fo:text-indent="-0.25in" style:auto-text-indent="false"/>
    </style:style>
    <style:style style:name="P59" style:family="paragraph" style:parent-style-name="Standard" style:list-style-name="WWNum31">
      <style:paragraph-properties fo:margin-left="0.5in" fo:margin-right="0in" fo:text-indent="-0.25in" style:auto-text-indent="false"/>
    </style:style>
    <style:style style:name="P60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61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62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63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64" style:family="paragraph" style:parent-style-name="Standard" style:list-style-name="WWNum36">
      <style:paragraph-properties fo:margin-left="0.5in" fo:margin-right="0in" fo:text-indent="-0.25in" style:auto-text-indent="false"/>
    </style:style>
    <style:style style:name="P6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6" style:family="paragraph" style:parent-style-name="Standard" style:list-style-name="WWNum35">
      <style:paragraph-properties fo:margin-left="1in" fo:margin-right="0in" fo:text-indent="-0.25in" style:auto-text-indent="false"/>
    </style:style>
    <style:style style:name="P67" style:family="paragraph" style:parent-style-name="Standard" style:list-style-name="WWNum27">
      <style:paragraph-properties fo:margin-left="1in" fo:margin-right="0in" fo:text-indent="-0.25in" style:auto-text-indent="false"/>
    </style:style>
    <style:style style:name="P68" style:family="paragraph" style:parent-style-name="Standard" style:list-style-name="WWNum25">
      <style:paragraph-properties fo:margin-left="1in" fo:margin-right="0in" fo:text-indent="-0.25in" style:auto-text-indent="false"/>
    </style:style>
    <style:style style:name="P69" style:family="paragraph" style:parent-style-name="Standard" style:list-style-name="WWNum23">
      <style:paragraph-properties fo:margin-left="1in" fo:margin-right="0in" fo:text-indent="-0.25in" style:auto-text-indent="false"/>
    </style:style>
    <style:style style:name="P70" style:family="paragraph" style:parent-style-name="Standard" style:list-style-name="WWNum24">
      <style:paragraph-properties fo:margin-left="1in" fo:margin-right="0in" fo:text-indent="-0.25in" style:auto-text-indent="false"/>
    </style:style>
    <style:style style:name="P71" style:family="paragraph" style:parent-style-name="Standard" style:list-style-name="WWNum1">
      <style:paragraph-properties fo:margin-left="1in" fo:margin-right="0in" fo:text-indent="-0.25in" style:auto-text-indent="false"/>
    </style:style>
    <style:style style:name="P72" style:family="paragraph" style:parent-style-name="Standard" style:list-style-name="WWNum3">
      <style:paragraph-properties fo:margin-left="1in" fo:margin-right="0in" fo:text-indent="-0.25in" style:auto-text-indent="false"/>
    </style:style>
    <style:style style:name="P73" style:family="paragraph" style:parent-style-name="Standard" style:list-style-name="WWNum16">
      <style:paragraph-properties fo:margin-left="1in" fo:margin-right="0in" fo:text-indent="-0.25in" style:auto-text-indent="false"/>
    </style:style>
    <style:style style:name="P74" style:family="paragraph" style:parent-style-name="Standard" style:list-style-name="WWNum35">
      <style:paragraph-properties fo:margin-left="1.5in" fo:margin-right="0in" fo:text-indent="-0.25in" style:auto-text-indent="false"/>
    </style:style>
    <style:style style:name="P75" style:family="paragraph" style:parent-style-name="Standard" style:list-style-name="WWNum27">
      <style:paragraph-properties fo:margin-left="1.5in" fo:margin-right="0in" fo:text-indent="-0.25in" style:auto-text-indent="false"/>
    </style:style>
    <style:style style:name="P76" style:family="paragraph" style:parent-style-name="Standard" style:list-style-name="WWNum23">
      <style:paragraph-properties fo:margin-left="1.5in" fo:margin-right="0in" fo:text-indent="-0.25in" style:auto-text-indent="false"/>
    </style:style>
    <style:style style:name="P7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404040" style:font-name="Roboto" style:font-name-asian="Roboto2" style:font-name-complex="Roboto2"/>
    </style:style>
    <style:style style:name="T5" style:family="text">
      <style:text-properties fo:color="#404040" style:font-name="Roboto" fo:font-weight="bold" style:font-name-asian="Roboto2" style:font-weight-asian="bold" style:font-name-complex="Roboto2" style:font-weight-complex="bold"/>
    </style:style>
    <style:style style:name="T6" style:family="text">
      <style:text-properties fo:color="#666666" fo:font-size="10pt" style:font-size-asian="10pt" style:font-size-complex="1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336633" fo:font-size="14pt" style:font-size-asian="14pt" style:font-size-complex="14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small-caps"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variant="small-caps" fo:color="#336633" fo:font-size="16pt" style:font-size-asian="16pt" style:font-size-complex="16pt"/>
    </style:style>
    <style:style style:name="T14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5" style:family="text">
      <style:text-properties fo:font-variant="normal" fo:text-transform="none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7" style:family="text">
      <style:text-properties fo:color="#1155cc"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color="#333333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 style:font-weight-complex="bold"/>
    </style:style>
    <style:style style:name="T20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1" style:family="text">
      <style:text-properties fo:color="#333333" style:font-name="Consolas" fo:font-size="9pt" fo:background-color="#f8f8f8" loext:char-shading-value="0" style:font-name-asian="Consolas1" style:font-size-asian="9pt" style:font-name-complex="Consolas1" style:font-size-complex="9pt"/>
    </style:style>
    <style:style style:name="T22" style:family="text">
      <style:text-properties fo:color="#dd1144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3" style:family="text">
      <style:text-properties fo:color="#999988" style:font-name="Consolas" fo:font-size="10pt" fo:font-style="italic" fo:background-color="#f8f8f8" loext:char-shading-value="0" style:font-name-asian="Consolas1" style:font-size-asian="10pt" style:font-style-asian="italic" style:font-name-complex="Consolas1" style:font-size-complex="10pt" style:font-style-complex="italic"/>
    </style:style>
    <style:style style:name="T24" style:family="text">
      <style:text-properties fo:color="#445588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 style:font-weight-complex="bold"/>
    </style:style>
    <style:style style:name="T25" style:family="text">
      <style:text-properties fo:color="#999999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 style:font-weight-complex="bold"/>
    </style:style>
    <style:style style:name="T26" style:family="text">
      <style:text-properties fo:font-size="9pt" style:font-size-asian="9pt" style:font-size-complex="9pt"/>
    </style:style>
    <style:style style:name="T27" style:family="text">
      <style:text-properties style:text-underline-style="none"/>
    </style:style>
    <style:style style:name="T28" style:family="text">
      <style:text-properties fo:color="#0086b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9" style:family="text">
      <style:text-properties fo:color="#008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<text:bookmark text:name="_aczyuw2yex2w"/><text:span text:style-name="T1">Diseño aplicado a interfaces web con Flutter</text:span><text:span text:style-name="T2"><text:line-break/></text:span><text:span text:style-name="T3">Unidad 04. Introducción a Flutter</text:span></text:p>
      <text:p text:style-name="P2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3.png" text:anchor-type="char" svg:x="0.7874in" svg:y="8.6764in" svg:width="6.6929in" svg:height="0.4862in" draw:z-index="1"><draw:image xlink:href="Pictures/10000000000007800000008BADE10FA77D575FB0.png" xlink:type="simple" xlink:show="embed" xlink:actuate="onLoad" loext:mime-type="image/png"/></draw:frame></text:p>
      <text:p text:style-name="P4"/>
      <text:p text:style-name="P5"><text:span text:style-name="T7">Autor: Sergi García</text:span></text:p>
      <text:p text:style-name="P5"><text:span text:style-name="T7">Actualizado Noviembre 2025</text:span></text:p>
      <text:p text:style-name="P5"><text:span text:style-name="T8">Licencia</text:span></text:p>
      <text:p text:style-name="P7"/>
      <text:p text:style-name="P6"><text:span text:style-name="T9">Reconocimiento - No comercial - CompartirIgual </text:span><text:span text:style-name="T10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8">Nomenclatura</text:span></text:p>
      <text:p text:style-name="P10">A lo largo de este tema se utilizarán diferentes símbolos para distinguir elementos importantes dentro del contenido. Estos símbolos son:</text:p>
      <text:p text:style-name="P8"/>
      <text:p text:style-name="P12"><text:span text:style-name="T10"><text:s/>📖 </text:span><text:span text:style-name="T11">Importante</text:span></text:p>
      <text:p text:style-name="P13"/>
      <text:p text:style-name="P12"><text:span text:style-name="T10"><text:s/>❕ </text:span><text:span text:style-name="T11">Atención</text:span></text:p>
      <text:p text:style-name="P13"><text:s/></text:p>
      <text:p text:style-name="P12"><text:span text:style-name="T10"><text:s/>💬</text:span> <text:span text:style-name="T11">Interesante</text:span></text:p>
      <text:p text:style-name="P14"><text:span text:style-name="T12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7"><text:soft-page-break/><text:a xlink:type="simple" xlink:href="#_4i7dfnou906" text:style-name="Index_20_Link" text:visited-style-name="Index_20_Link"><text:span text:style-name="T16">1. Introducción a Flutter<text:tab/>3</text:span></text:a></text:p>
          <text:p text:style-name="P17"><text:a xlink:type="simple" xlink:href="#_lhef2njw1i2t" text:style-name="Index_20_Link" text:visited-style-name="Index_20_Link"><text:span text:style-name="T16">2. Instalación de Flutter y Configuración del Entorno<text:tab/>4</text:span></text:a></text:p>
          <text:p text:style-name="P17"><text:a xlink:type="simple" xlink:href="#_gxh5ssstv4a8" text:style-name="Index_20_Link" text:visited-style-name="Index_20_Link"><text:span text:style-name="T16">3. Estructura básica de una app Flutter<text:tab/>4</text:span></text:a></text:p>
          <text:p text:style-name="P17"><text:a xlink:type="simple" xlink:href="#_m36t2vqhr3si" text:style-name="Index_20_Link" text:visited-style-name="Index_20_Link"><text:span text:style-name="T16">4. Comandos principales de Flutter<text:tab/>6</text:span></text:a></text:p>
          <text:p text:style-name="P17"><text:a xlink:type="simple" xlink:href="#_bch0rck3o71h" text:style-name="Index_20_Link" text:visited-style-name="Index_20_Link"><text:span text:style-name="T16">5. Gestión de paquetes y herramientas en Flutter<text:tab/>8</text:span></text:a></text:p>
          <text:p text:style-name="P17"><text:a xlink:type="simple" xlink:href="#_4yqu6klhxffq" text:style-name="Index_20_Link" text:visited-style-name="Index_20_Link"><text:span text:style-name="T16">6. Extensiones recomendadas en VS Code / Android Studio<text:tab/>9</text:span></text:a></text:p>
          <text:p text:style-name="P17"><text:a xlink:type="simple" xlink:href="#_1bg0zy25bp7x" text:style-name="Index_20_Link" text:visited-style-name="Index_20_Link"><text:span text:style-name="T16">7. Despliegue de Flutter en diferentes plataformas<text:tab/>10</text:span></text:a></text:p>
          <text:p text:style-name="P17"><text:a xlink:type="simple" xlink:href="#_yl6ohe946aee" text:style-name="Index_20_Link" text:visited-style-name="Index_20_Link"><text:span text:style-name="T16">8. Recursos recomendados para aprender Flutter<text:tab/>11</text:span></text:a></text:p>
        </text:index-body>
      </text:table-of-content>
      <text:p text:style-name="P15"/>
      <text:p text:style-name="P15"/>
      <text:p text:style-name="P19"/>
      <text:p text:style-name="P19"/>
      <text:p text:style-name="P19"/>
      <text:p text:style-name="P27"><text:span text:style-name="T13"><text:s text:c="9"/>Unidad 04. Introducción a Flutter</text:span></text:p>
      <text:p text:style-name="Heading_20_1"><text:bookmark text:name="_4i7dfnou906"/>1. Introducción a Flutter</text:p>
      <text:p text:style-name="Standard"><text:span text:style-name="T11">🔷 ¿Qué es Flutter?</text:span></text:p>
      <text:p text:style-name="Standard">Flutter es un framework de código abierto desarrollado por Google para crear interfaces nativas multiplataforma (móvil, web y escritorio) desde una única base de código. Su primera versión estable se lanzó en diciembre de 2018, y desde entonces ha ganado popularidad por su rendimiento, flexibilidad y productividad.</text:p>
      <text:p text:style-name="Standard"><text:span text:style-name="T11">Características clave:</text:span><text:line-break/>✔ UI declarativa: La interfaz se construye en función del estado actual de la aplicación.<text:line-break/>✔ Motor de renderizado propio (Skia): No depende de componentes nativos del sistema, lo que garantiza consistencia visual en todas las plataformas.<text:line-break/>✔ Alto rendimiento: Compila a código nativo (ARM, x64) y JavaScript (para web).<text:line-break/>✔ Hot Reload: Permite ver cambios al instante sin reiniciar la app, acelerando el desarrollo.<text:line-break/>✔ Widgets altamente personalizables: Ofrece una amplia biblioteca de componentes adaptables.</text:p>
      <text:p text:style-name="Standard"/>
      <text:p text:style-name="Standard"><text:span text:style-name="T11">🔷 ¿Qué es Dart y por qué Flutter lo usa?</text:span></text:p>
      <text:p text:style-name="Standard">Dart es el lenguaje de programación detrás de Flutter, diseñado por Google para ser:<text:line-break/>✔ Rápido: Compilación AOT (ahead-of-time) para producción y JIT (just-in-time) para desarrollo ágil.<text:line-break/>✔ Productivo: Sintaxis clara y moderna, similar a JavaScript/TypeScript, Java y C#.<text:line-break/>✔ Orientado a UI: Ideal para aplicaciones reactivas gracias a su manejo eficiente de estados y eventos.</text:p>
      <text:p text:style-name="Standard">¿Por qué Flutter eligió Dart?</text:p>
      <text:list xml:id="list601498652" text:style-name="WWNum20">
        <text:list-item>
          <text:p text:style-name="P28">Rendimiento cercano al nativo (evita el "puente JavaScript" de otros frameworks).</text:p>
        </text:list-item>
        <text:list-item>
          <text:p text:style-name="P28">Capacidad de compilación multiplataforma (móvil, web y desktop).</text:p>
        </text:list-item>
        <text:list-item>
          <text:p text:style-name="P28">Hot Reload nativo, algo difícil de lograr con otros lenguajes.</text:p>
        </text:list-item>
      </text:list>
      <text:p text:style-name="Standard"/>
      <text:p text:style-name="Standard"><text:soft-page-break/><text:span text:style-name="T11">🔷 Ventajas del desarrollo con Flutter</text:span></text:p>
      <text:p text:style-name="Standard"><text:span text:style-name="T11">✅ Código único para múltiples plataformas:</text:span></text:p>
      <text:list xml:id="list1779113775" text:style-name="WWNum33">
        <text:list-item>
          <text:p text:style-name="P29">Escribe una vez y despliega en Android, iOS, web, Windows, macOS y Linux.</text:p>
        </text:list-item>
      </text:list>
      <text:p text:style-name="Standard"><text:span text:style-name="T11">✅ Productividad elevada:</text:span></text:p>
      <text:list xml:id="list2316319755" text:style-name="WWNum18">
        <text:list-item>
          <text:p text:style-name="P30">Hot Reload acelera las iteraciones de desarrollo.</text:p>
        </text:list-item>
        <text:list-item>
          <text:p text:style-name="P30">Amplio ecosistema de paquetes (pub.dev) y herramientas integradas (Dart DevTools).</text:p>
        </text:list-item>
      </text:list>
      <text:p text:style-name="Standard"><text:span text:style-name="T11">✅ UI consistente y personalizable:</text:span></text:p>
      <text:list xml:id="list2598772391" text:style-name="WWNum19">
        <text:list-item>
          <text:p text:style-name="P31">Los widgets de Flutter se ven y funcionan igual en todas las plataformas, sin inconsistencias entre Android/iOS.</text:p>
        </text:list-item>
      </text:list>
      <text:p text:style-name="Standard"><text:span text:style-name="T11">✅ Comunidad activa y soporte de Google:</text:span></text:p>
      <text:list xml:id="list3334253401" text:style-name="WWNum10">
        <text:list-item>
          <text:p text:style-name="P32">Más de 150,000 paquetes disponibles en pub.dev.</text:p>
        </text:list-item>
        <text:list-item>
          <text:p text:style-name="P32">Documentación oficial detallada y actualizada.</text:p>
        </text:list-item>
      </text:list>
      <text:p text:style-name="Standard"><text:span text:style-name="T11">✅ Rendimiento competitivo:</text:span></text:p>
      <text:list xml:id="list1147255959" text:style-name="WWNum22">
        <text:list-item>
          <text:p text:style-name="P33">Supera a soluciones basadas en JavaScript (como React Native) al evitar el "puente" entre lenguajes</text:p>
        </text:list-item>
      </text:list>
      <text:p text:style-name="Standard"/>
      <text:p text:style-name="Standard"><text:span text:style-name="T11">🔷 Flutter vs React Native vs Apps Nativa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4"><text:span text:style-name="T11">Característica</text:span></text:p>
          </table:table-cell>
          <table:table-cell table:style-name="Table1.A1" office:value-type="string">
            <text:p text:style-name="P24"><text:span text:style-name="T11">Flutter</text:span></text:p>
          </table:table-cell>
          <table:table-cell table:style-name="Table1.A1" office:value-type="string">
            <text:p text:style-name="P24"><text:span text:style-name="T11">React Native</text:span></text:p>
          </table:table-cell>
          <table:table-cell table:style-name="Table1.A1" office:value-type="string">
            <text:p text:style-name="P24"><text:span text:style-name="T11">Nativo (Kotlin/Swift)</text:span></text:p>
          </table:table-cell>
        </table:table-row>
        <table:table-row table:style-name="Table1.1">
          <table:table-cell table:style-name="Table1.A1" office:value-type="string">
            <text:p text:style-name="P25"><text:span text:style-name="T11">Lenguaje</text:span></text:p>
          </table:table-cell>
          <table:table-cell table:style-name="Table1.A1" office:value-type="string">
            <text:p text:style-name="P25">Dart</text:p>
          </table:table-cell>
          <table:table-cell table:style-name="Table1.A1" office:value-type="string">
            <text:p text:style-name="P25">JavaScript</text:p>
          </table:table-cell>
          <table:table-cell table:style-name="Table1.A1" office:value-type="string">
            <text:p text:style-name="P25">Kotlin / Swift</text:p>
          </table:table-cell>
        </table:table-row>
        <table:table-row table:style-name="Table1.3">
          <table:table-cell table:style-name="Table1.A1" office:value-type="string">
            <text:p text:style-name="P25"><text:span text:style-name="T11">Rendimiento</text:span></text:p>
          </table:table-cell>
          <table:table-cell table:style-name="Table1.A1" office:value-type="string">
            <text:p text:style-name="P25">Alto (compilación nativa)</text:p>
          </table:table-cell>
          <table:table-cell table:style-name="Table1.A1" office:value-type="string">
            <text:p text:style-name="P25">Medio-Alto</text:p>
          </table:table-cell>
          <table:table-cell table:style-name="Table1.A1" office:value-type="string">
            <text:p text:style-name="P25">Excelente</text:p>
          </table:table-cell>
        </table:table-row>
        <table:table-row table:style-name="Table1.3">
          <table:table-cell table:style-name="Table1.A1" office:value-type="string">
            <text:p text:style-name="P25"><text:span text:style-name="T11">UI</text:span></text:p>
          </table:table-cell>
          <table:table-cell table:style-name="Table1.A1" office:value-type="string">
            <text:p text:style-name="P25">100% personalizada con widgets</text:p>
          </table:table-cell>
          <table:table-cell table:style-name="Table1.A1" office:value-type="string">
            <text:p text:style-name="P25">Bridged con componentes nativos</text:p>
          </table:table-cell>
          <table:table-cell table:style-name="Table1.A1" office:value-type="string">
            <text:p text:style-name="P25">Componentes nativos</text:p>
          </table:table-cell>
        </table:table-row>
        <table:table-row table:style-name="Table1.1">
          <table:table-cell table:style-name="Table1.A1" office:value-type="string">
            <text:p text:style-name="P25"><text:span text:style-name="T11">Hot Reload</text:span></text:p>
          </table:table-cell>
          <table:table-cell table:style-name="Table1.A1" office:value-type="string">
            <text:p text:style-name="P25">Sí</text:p>
          </table:table-cell>
          <table:table-cell table:style-name="Table1.A1" office:value-type="string">
            <text:p text:style-name="P25">Sí</text:p>
          </table:table-cell>
          <table:table-cell table:style-name="Table1.A1" office:value-type="string">
            <text:p text:style-name="P25">No</text:p>
          </table:table-cell>
        </table:table-row>
        <table:table-row table:style-name="Table1.3">
          <table:table-cell table:style-name="Table1.A1" office:value-type="string">
            <text:p text:style-name="P25"><text:span text:style-name="T11">Comunidad y soporte</text:span></text:p>
          </table:table-cell>
          <table:table-cell table:style-name="Table1.A1" office:value-type="string">
            <text:p text:style-name="P25">Alta y creciendo</text:p>
          </table:table-cell>
          <table:table-cell table:style-name="Table1.A1" office:value-type="string">
            <text:p text:style-name="P25">Muy grande</text:p>
          </table:table-cell>
          <table:table-cell table:style-name="Table1.A1" office:value-type="string">
            <text:p text:style-name="P25">Alta pero separada por plataforma</text:p>
          </table:table-cell>
        </table:table-row>
        <table:table-row table:style-name="Table1.3">
          <table:table-cell table:style-name="Table1.A1" office:value-type="string">
            <text:p text:style-name="P25"><text:span text:style-name="T11">Acceso a funciones nativas</text:span></text:p>
          </table:table-cell>
          <table:table-cell table:style-name="Table1.A1" office:value-type="string">
            <text:p text:style-name="P25">Completo con plugins y canales</text:p>
          </table:table-cell>
          <table:table-cell table:style-name="Table1.A1" office:value-type="string">
            <text:p text:style-name="P25">Requiere puente con código nativo</text:p>
          </table:table-cell>
          <table:table-cell table:style-name="Table1.A1" office:value-type="string">
            <text:p text:style-name="P25">Directo</text:p>
          </table:table-cell>
        </table:table-row>
        <table:table-row table:style-name="Table1.1">
          <table:table-cell table:style-name="Table1.A1" office:value-type="string">
            <text:p text:style-name="P25"><text:span text:style-name="T11">Estabilidad</text:span></text:p>
          </table:table-cell>
          <table:table-cell table:style-name="Table1.A1" office:value-type="string">
            <text:p text:style-name="P25">Alta</text:p>
          </table:table-cell>
          <table:table-cell table:style-name="Table1.A1" office:value-type="string">
            <text:p text:style-name="P25">Media-Alta</text:p>
          </table:table-cell>
          <table:table-cell table:style-name="Table1.A1" office:value-type="string">
            <text:p text:style-name="P25">Alta</text:p>
          </table:table-cell>
        </table:table-row>
      </table:table>
      <text:p text:style-name="Heading_20_1"><text:bookmark text:name="_lhef2njw1i2t"/>2. Instalación de Flutter y Configuración del Entorno</text:p>
      <text:p text:style-name="Standard"><text:span text:style-name="T11">🔧 Requisitos generales</text:span></text:p>
      <text:p text:style-name="Standard">Los requisitos para instalar Flutter son:</text:p>
      <text:list xml:id="list760774406" text:style-name="WWNum7">
        <text:list-item>
          <text:p text:style-name="P34"><text:soft-page-break/>Un sistema operativo compatible: Windows, macOS o Linux</text:p>
        </text:list-item>
        <text:list-item>
          <text:p text:style-name="P34">Espacio en disco: Al menos 2.8 GB (sin contar dependencias)</text:p>
        </text:list-item>
        <text:list-item>
          <text:p text:style-name="P34">Un editor de texto o IDE: Visual Studio Code, Android Studio, etc.</text:p>
        </text:list-item>
        <text:list-item>
          <text:p text:style-name="P34">Git instalado y accesible desde la terminal</text:p>
        </text:list-item>
      </text:list>
      <text:p text:style-name="Standard">Para instalar Flutter, sigue los pasos actualizados en <text:a xlink:type="simple" xlink:href="https://docs.flutter.dev/get-started/install" text:style-name="ListLabel_20_334" text:visited-style-name="ListLabel_20_334"><text:span text:style-name="T17">https://docs.flutter.dev/get-started/install</text:span></text:a> </text:p>
      <text:p text:style-name="Heading_20_1"><text:bookmark text:name="_gxh5ssstv4a8"/>3. Estructura básica de una app Flutter</text:p>
      <text:p text:style-name="Standard">En Flutter, toda aplicación empieza por el archivo <text:span text:style-name="T18">main.dart</text:span> que se encuentra dentro de la carpeta lib/.<text:line-break/> Este archivo contiene la función principal (main) que arranca la aplicación con el método runApp().</text:p>
      <text:p text:style-name="Standard"><text:span text:style-name="T11">Ejemplo mínimo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5"><text:span text:style-name="T19">import</text:span><text:span text:style-name="T20"> </text:span><text:span text:style-name="T22">'package:flutter/material.dart'</text:span><text:span text:style-name="T20">;<text:line-break/><text:line-break/></text:span><text:span text:style-name="T19">void</text:span><text:span text:style-name="T20"> main() {<text:line-break/> <text:s/>runApp(MyApp()); </text:span><text:span text:style-name="T23">// Punto de arranque de la app</text:span><text:span text:style-name="T20"><text:line-break/>}<text:line-break/><text:line-break/></text:span><text:span text:style-name="T19">class</text:span><text:span text:style-name="T20"> </text:span><text:span text:style-name="T24">MyApp</text:span><text:span text:style-name="T20"> </text:span><text:span text:style-name="T19">extends</text:span><text:span text:style-name="T20"> </text:span><text:span text:style-name="T24">StatelessWidget</text:span><text:span text:style-name="T20"> {<text:line-break/> <text:s/></text:span><text:span text:style-name="T25">@override</text:span><text:span text:style-name="T20"><text:line-break/> <text:s/>Widget build(BuildContext context) {<text:line-break/> <text:s text:c="3"/></text:span><text:span text:style-name="T19">return</text:span><text:span text:style-name="T20"> MaterialApp( </text:span><text:span text:style-name="T23">// Widget raíz de la app</text:span><text:span text:style-name="T20"><text:line-break/> <text:s text:c="5"/>title: </text:span><text:span text:style-name="T22">'Mi primera app Flutter'</text:span><text:span text:style-name="T20">,<text:line-break/> <text:s text:c="5"/>home: HomePage(),<text:line-break/> <text:s text:c="3"/>);<text:line-break/> <text:s/>}<text:line-break/>}<text:line-break/><text:line-break/></text:span><text:span text:style-name="T19">class</text:span><text:span text:style-name="T20"> </text:span><text:span text:style-name="T24">HomePage</text:span><text:span text:style-name="T20"> </text:span><text:span text:style-name="T19">extends</text:span><text:span text:style-name="T20"> </text:span><text:span text:style-name="T24">StatelessWidget</text:span><text:span text:style-name="T20"> {<text:line-break/> <text:s/></text:span><text:span text:style-name="T25">@override</text:span><text:span text:style-name="T20"><text:line-break/> <text:s/>Widget build(BuildContext context) {<text:line-break/> <text:s text:c="3"/></text:span><text:span text:style-name="T19">return</text:span><text:span text:style-name="T20"> Scaffold( </text:span><text:span text:style-name="T23">// Estructura básica de una pantalla</text:span><text:span text:style-name="T20"><text:line-break/> <text:s text:c="5"/>appBar: AppBar(title: Text(</text:span><text:span text:style-name="T22">'Inicio'</text:span><text:span text:style-name="T20">)),<text:line-break/> <text:s text:c="5"/>body: Center(child: Text(</text:span><text:span text:style-name="T22">'¡Hola Mundo!'</text:span><text:span text:style-name="T20">)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11">Widgets principales: MaterialApp y Scaffold</text:span></text:p>
      <text:p text:style-name="Standard">En este ejemplo aparecen dos widgets fundamentales:</text:p>
      <text:list xml:id="list2934169925" text:style-name="WWNum35">
        <text:list-item>
          <text:p text:style-name="P35">MaterialApp</text:p>
          <text:list>
            <text:list-item>
              <text:p text:style-name="P66">Es el contenedor raíz de toda la aplicación.</text:p>
            </text:list-item>
            <text:list-item>
              <text:p text:style-name="P66">Define la configuración global:</text:p>
              <text:list>
                <text:list-item>
                  <text:p text:style-name="P74">Título</text:p>
                </text:list-item>
                <text:list-item>
                  <text:p text:style-name="P74">Tema (colores, tipografías)</text:p>
                </text:list-item>
                <text:list-item>
                  <text:p text:style-name="P74">Rutas de navegación</text:p>
                </text:list-item>
                <text:list-item>
                  <text:p text:style-name="P74">Pantalla inicial (propiedad home)</text:p>
                </text:list-item>
              </text:list>
            </text:list-item>
          </text:list>
        </text:list-item>
      </text:list>
      <text:p text:style-name="P11">📌 Analogía: Piensa en MaterialApp como el diseñador de interiores de una casa: establece el estilo, los colores y la distribución general.</text:p>
      <text:list xml:id="list4212930936" text:style-name="WWNum27">
        <text:list-item>
          <text:p text:style-name="P36">Scaffold</text:p>
          <text:list>
            <text:list-item>
              <text:p text:style-name="P67">Proporciona la estructura visual estándar de cada pantalla.</text:p>
            </text:list-item>
            <text:list-item>
              <text:p text:style-name="P67">Incluye los elementos más comunes de una interfaz en Material Design:</text:p>
              <text:list>
                <text:list-item>
                  <text:p text:style-name="P75">AppBar: barra superior</text:p>
                </text:list-item>
                <text:list-item>
                  <text:p text:style-name="P75">Body: contenido principal</text:p>
                </text:list-item>
                <text:list-item>
                  <text:p text:style-name="P75">Drawer: menú lateral</text:p>
                </text:list-item>
                <text:list-item>
                  <text:p text:style-name="P75"><text:soft-page-break/>FloatingActionButton: botón flotante</text:p>
                </text:list-item>
              </text:list>
            </text:list-item>
          </text:list>
        </text:list-item>
      </text:list>
      <text:p text:style-name="P11"><text:span text:style-name="T11">📌 Analogía:</text:span> Scaffold es como el andamiaje de una casa: paredes, techo y suelo donde colocas los muebles (otros widgets).</text:p>
      <text:p text:style-name="P11"/>
      <text:p text:style-name="Standard"><text:span text:style-name="T11">Analogías prácticas</text:span></text:p>
      <text:list xml:id="list2510296528" text:style-name="WWNum25">
        <text:list-item>
          <text:p text:style-name="P37"><text:span text:style-name="T11">La casa 🏠</text:span></text:p>
          <text:list>
            <text:list-item>
              <text:p text:style-name="P68">main.dart → La puerta de entrada de la casa.</text:p>
            </text:list-item>
            <text:list-item>
              <text:p text:style-name="P68">MaterialApp → El interiorista que decide colores, distribución y estilo.</text:p>
            </text:list-item>
            <text:list-item>
              <text:p text:style-name="P68">Scaffold → Las paredes y el esqueleto de cada habitación.</text:p>
            </text:list-item>
            <text:list-item>
              <text:p text:style-name="P68">Widgets (Text, Button, etc.) → Los muebles y objetos dentro de la casa.</text:p>
            </text:list-item>
          </text:list>
        </text:list-item>
      </text:list>
      <text:list xml:id="list4292694398" text:style-name="WWNum23">
        <text:list-item>
          <text:p text:style-name="P38"><text:span text:style-name="T11">Las muñecas rusas 🎎</text:span></text:p>
          <text:list>
            <text:list-item>
              <text:p text:style-name="P69">Los widgets se anidan unos dentro de otros.</text:p>
            </text:list-item>
            <text:list-item>
              <text:p text:style-name="P69">Ejemplo:</text:p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5"><text:span text:style-name="T20">MaterialApp(<text:line-break/> <text:s/>home: Scaffold(<text:line-break/> <text:s text:c="3"/>body: Center(<text:line-break/> <text:s text:c="5"/>child: Text(</text:span><text:span text:style-name="T22">'Hola'</text:span><text:span text:style-name="T20">),<text:line-break/> <text:s text:c="3"/>),<text:line-break/> <text:s/>),<text:line-break/>)</text:span></text:p>
          </table:table-cell>
        </table:table-row>
      </table:table>
      <text:list xml:id="list13650973209290" text:continue-numbering="true" text:style-name="WWNum23">
        <text:list-item>
          <text:list>
            <text:list-item>
              <text:p text:style-name="P69">Aquí vemos:</text:p>
              <text:list>
                <text:list-item>
                  <text:p text:style-name="P76">MaterialApp contiene → Scaffold</text:p>
                </text:list-item>
                <text:list-item>
                  <text:p text:style-name="P76">Scaffold contiene → Center</text:p>
                </text:list-item>
                <text:list-item>
                  <text:p text:style-name="P76">Center contiene → Text</text:p>
                </text:list-item>
              </text:list>
            </text:list-item>
          </text:list>
        </text:list-item>
      </text:list>
      <text:p text:style-name="P11">📌 Como las muñecas rusas, cada widget es una pieza que envuelve a otra hasta llegar al más pequeño.<text:line-break/></text:p>
      <text:p text:style-name="Standard"><text:span text:style-name="T11">✅ Ideas clave para recordar:</text:span></text:p>
      <text:list xml:id="list3250904115" text:style-name="WWNum29">
        <text:list-item>
          <text:p text:style-name="P39">El archivo main.dart siempre es el inicio de la aplicación.</text:p>
        </text:list-item>
        <text:list-item>
          <text:p text:style-name="P39">MaterialApp configura la app entera.</text:p>
        </text:list-item>
        <text:list-item>
          <text:p text:style-name="P39">Cada pantalla suele estar envuelta en un Scaffold.</text:p>
        </text:list-item>
        <text:list-item>
          <text:p text:style-name="P39">Los widgets se organizan en forma de árbol, de padres a hijos.</text:p>
        </text:list-item>
      </text:list>
      <text:p text:style-name="Heading_20_1"><text:bookmark text:name="_m36t2vqhr3si"/>4. Comandos principales de Flutter</text:p>
      <text:p text:style-name="Standard">Flutter ofrece una CLI (Command Line Interface) muy potente para gestionar todo el ciclo de vida de una aplicación: desde la creación del proyecto hasta el despliegue en las diferentes plataformas.</text:p>
      <text:p text:style-name="Standard"><text:soft-page-break/>A continuación, repasamos los comandos más importantes:</text:p>
      <text:p text:style-name="Standard"><text:span text:style-name="T11">flutter create → Crear un proyecto</text:span></text:p>
      <text:p text:style-name="Standard">Este comando genera la estructura básica de una aplicación Flutter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5"><text:span text:style-name="T21">flutter create mi_app</text:span></text:p>
          </table:table-cell>
        </table:table-row>
      </table:table>
      <text:p text:style-name="Standard">📌 Esto crea una carpeta con:</text:p>
      <text:list xml:id="list3600834738" text:style-name="WWNum2">
        <text:list-item>
          <text:p text:style-name="P40">lib/main.dart → Punto de entrada de la app</text:p>
        </text:list-item>
        <text:list-item>
          <text:p text:style-name="P40">pubspec.yaml → Archivo de configuración de dependencias y assets</text:p>
        </text:list-item>
        <text:list-item>
          <text:p text:style-name="P40">Carpetas específicas para Android (android/), iOS (ios/), web (web/), etc.</text:p>
        </text:list-item>
      </text:list>
      <text:p text:style-name="Standard"><text:span text:style-name="T11">flutter run → Ejecutar en dispositivo/emulador</text:span></text:p>
      <text:p text:style-name="Standard">Permite compilar y lanzar la app en un emulador o dispositivo físico conectado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5"><text:span text:style-name="T20">flutter run</text:span></text:p>
          </table:table-cell>
        </table:table-row>
      </table:table>
      <text:p text:style-name="Standard"><text:span text:style-name="T11">Opciones comunes:</text:span></text:p>
      <text:list xml:id="list3710396064" text:style-name="WWNum34">
        <text:list-item>
          <text:p text:style-name="P41">flutter run -d chrome → Ejecutar en navegador Chrome</text:p>
        </text:list-item>
        <text:list-item>
          <text:p text:style-name="P41">flutter run -d emulator-5554 → Lanzar en un emulador Android específico</text:p>
        </text:list-item>
        <text:list-item>
          <text:p text:style-name="P41">flutter run -d ios → Ejecutar en un simulador de iOS</text:p>
        </text:list-item>
      </text:list>
      <text:p text:style-name="Standard">📌 Además, soporta Hot Reload (r) y Hot Restart (R) directamente desde la terminal.</text:p>
      <text:p text:style-name="P1"/>
      <text:p text:style-name="Standard"><text:span text:style-name="T11">📦 flutter build → Generar binarios para distintas plataformas</text:span></text:p>
      <text:p text:style-name="Standard">Compila la aplicación en modo release para distribuirla.</text:p>
      <text:p text:style-name="Standard">Ejemplos más usados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65"><text:span text:style-name="T20">flutter build apk <text:s text:c="11"/></text:span><text:span text:style-name="T23"># Genera un APK para Android</text:span><text:span text:style-name="T20"><text:line-break/>flutter build appbundle <text:s text:c="5"/></text:span><text:span text:style-name="T23"># Genera un AAB (obligatorio en Play Store)</text:span><text:span text:style-name="T20"><text:line-break/>flutter build ios <text:s text:c="11"/></text:span><text:span text:style-name="T23"># Genera un IPA para iOS</text:span><text:span text:style-name="T20"><text:line-break/>flutter build web <text:s text:c="11"/></text:span><text:span text:style-name="T23"># Compila para web (HTML/CSS/JS)</text:span><text:span text:style-name="T20"><text:line-break/>flutter build windows <text:s text:c="7"/></text:span><text:span text:style-name="T23"># Compila ejecutable para Windows</text:span><text:span text:style-name="T20"><text:line-break/>flutter build linux <text:s text:c="9"/></text:span><text:span text:style-name="T23"># Compila para Linux</text:span><text:span text:style-name="T20"><text:line-break/>flutter build macos <text:s text:c="9"/></text:span><text:span text:style-name="T23"># Compila para macOS</text:span></text:p>
          </table:table-cell>
        </table:table-row>
      </table:table>
      <text:p text:style-name="Standard"><text:span text:style-name="T11">📌 Importante:</text:span></text:p>
      <text:list xml:id="list47907019" text:style-name="WWNum30">
        <text:list-item>
          <text:p text:style-name="P42">Para Android → necesitarás configurar firma en key.properties</text:p>
        </text:list-item>
        <text:list-item>
          <text:p text:style-name="P42">Para iOS → requiere Xcode y cuenta de desarrollador de Apple</text:p>
        </text:list-item>
      </text:list>
      <text:p text:style-name="P1"/>
      <text:p text:style-name="Standard"><text:span text:style-name="T11">📚 flutter pub get y flutter pub add → Gestión de dependencias</text:span></text:p>
      <text:p text:style-name="Standard"><text:soft-page-break/>Las dependencias en Flutter se gestionan en el archivo <text:span text:style-name="T18">pubspec.yaml.</text:span></text:p>
      <text:list xml:id="list2321506618" text:style-name="WWNum5">
        <text:list-item>
          <text:p text:style-name="P43">Actualizar dependencias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65"><text:span text:style-name="T20"><text:s/>flutter pub get</text:span></text:p>
          </table:table-cell>
        </table:table-row>
      </table:table>
      <text:p text:style-name="P11">Descarga las librerías definidas en pubspec.yaml.</text:p>
      <text:list xml:id="list522493152" text:style-name="WWNum32">
        <text:list-item>
          <text:p text:style-name="P44">Añadir una dependencia</text:p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65"><text:span text:style-name="T20"><text:s/>flutter pub add http</text:span></text:p>
          </table:table-cell>
        </table:table-row>
      </table:table>
      <text:p text:style-name="P11"><text:s/>Añade el paquete http automáticamente al <text:span text:style-name="T18">pubspec.yaml</text:span> e instala la librería.</text:p>
      <text:p text:style-name="Standard"><text:span text:style-name="T11">Ejemplo manual:</text:span><text:line-break/>Fichero <text:span text:style-name="T18">pubspec.yaml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65"><text:span text:style-name="T20"><text:s/>dependencies:<text:line-break/> <text:s/>http: </text:span><text:span text:style-name="T22">^0.13.6</text:span><text:span text:style-name="T20"><text:line-break/> <text:s/>provider: </text:span><text:span text:style-name="T22">^6.1.1</text:span></text:p>
          </table:table-cell>
        </table:table-row>
      </table:table>
      <text:p text:style-name="Standard"><text:s/>Luego ejecutar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65"><text:span text:style-name="T20"><text:s/>flutter pub get</text:span></text:p>
          </table:table-cell>
        </table:table-row>
      </table:table>
      <text:p text:style-name="Standard">👉 Las librerías se obtienen del repositorio oficial: <text:a xlink:type="simple" xlink:href="https://pub.dev" text:style-name="ListLabel_20_334" text:visited-style-name="ListLabel_20_334"><text:span text:style-name="T17">https://pub.dev</text:span></text:a>.</text:p>
      <text:p text:style-name="P1"/>
      <text:p text:style-name="Standard"><text:span text:style-name="T11">🧪 flutter test → Ejecución de tests unitarios</text:span></text:p>
      <text:p text:style-name="Standard">Flutter incluye un framework de testing integrado. Este busca automáticamente todos los archivos terminados en _test.dart dentro de la carpeta test/.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65"><text:span text:style-name="T20">flutter </text:span><text:span text:style-name="T28">test</text:span></text:p>
          </table:table-cell>
        </table:table-row>
      </table:table>
      <text:p text:style-name="Standard"/>
      <text:p text:style-name="Standard"><text:span text:style-name="T11">Ejemplo de test unitario (test/suma_test.dart):</text:span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65"><text:span text:style-name="T19">import</text:span><text:span text:style-name="T20"> </text:span><text:span text:style-name="T22">'package:flutter_test/flutter_test.dart'</text:span><text:span text:style-name="T20">;<text:line-break/></text:span><text:span text:style-name="T28">int</text:span><text:span text:style-name="T20"> sumar(</text:span><text:span text:style-name="T28">int</text:span><text:span text:style-name="T20"> a, </text:span><text:span text:style-name="T28">int</text:span><text:span text:style-name="T20"> b) =&gt; a + b;<text:line-break/></text:span><text:span text:style-name="T19">void</text:span><text:span text:style-name="T20"> main() {<text:line-break/> <text:s/>test(</text:span><text:span text:style-name="T22">'La función sumar debería retornar la suma de dos enteros'</text:span><text:span text:style-name="T20">, () {<text:line-break/> <text:s text:c="3"/>expect(sumar(</text:span><text:span text:style-name="T29">2</text:span><text:span text:style-name="T20">, </text:span><text:span text:style-name="T29">3</text:span><text:span text:style-name="T20">), </text:span><text:span text:style-name="T29">5</text:span><text:span text:style-name="T20">);<text:line-break/> <text:s/>});<text:line-break/>}</text:span></text:p>
          </table:table-cell>
        </table:table-row>
      </table:table>
      <text:p text:style-name="Standard">Al ejecutar flutter test, la salida mostrará si el test pasó o falló<text:span text:style-name="T10"> ✅❌.</text:span></text:p>
      <text:p text:style-name="Standard"/>
      <text:p text:style-name="Standard"><text:span text:style-name="T11">✅ Resumen rápido</text:span></text:p>
      <table:table table:name="Table13" table:style-name="Table13">
        <table:table-column table:style-name="Table13.A"/>
        <table:table-column table:style-name="Table13.B"/>
        <table:table-column table:style-name="Table13.C"/>
        <text:soft-page-break/>
        <table:table-row table:style-name="Table13.1">
          <table:table-cell table:style-name="Table13.A1" office:value-type="string">
            <text:p text:style-name="P26"><text:span text:style-name="T11">Comando</text:span></text:p>
          </table:table-cell>
          <table:table-cell table:style-name="Table13.A1" office:value-type="string">
            <text:p text:style-name="P26"><text:span text:style-name="T11">Uso principal</text:span></text:p>
          </table:table-cell>
          <table:table-cell table:style-name="Table13.A1" office:value-type="string">
            <text:p text:style-name="P26"><text:span text:style-name="T11">Ejemplo</text:span></text:p>
          </table:table-cell>
        </table:table-row>
        <table:table-row table:style-name="Table13.1">
          <table:table-cell table:style-name="Table13.A1" office:value-type="string">
            <text:p text:style-name="P24"><text:span text:style-name="T11">flutter create</text:span></text:p>
          </table:table-cell>
          <table:table-cell table:style-name="Table13.A1" office:value-type="string">
            <text:p text:style-name="P24">Crear un nuevo proyecto</text:p>
          </table:table-cell>
          <table:table-cell table:style-name="Table13.A1" office:value-type="string">
            <text:p text:style-name="P24">flutter create mi_app</text:p>
          </table:table-cell>
        </table:table-row>
        <table:table-row table:style-name="Table13.1">
          <table:table-cell table:style-name="Table13.A1" office:value-type="string">
            <text:p text:style-name="P24"><text:span text:style-name="T11">flutter run</text:span></text:p>
          </table:table-cell>
          <table:table-cell table:style-name="Table13.A1" office:value-type="string">
            <text:p text:style-name="P24">Ejecutar en dispositivo/emulador</text:p>
          </table:table-cell>
          <table:table-cell table:style-name="Table13.A1" office:value-type="string">
            <text:p text:style-name="P24">flutter run -d chrome</text:p>
          </table:table-cell>
        </table:table-row>
        <table:table-row table:style-name="Table13.1">
          <table:table-cell table:style-name="Table13.A1" office:value-type="string">
            <text:p text:style-name="P24"><text:span text:style-name="T11">flutter build</text:span></text:p>
          </table:table-cell>
          <table:table-cell table:style-name="Table13.A1" office:value-type="string">
            <text:p text:style-name="P24">Generar binarios para distribución</text:p>
          </table:table-cell>
          <table:table-cell table:style-name="Table13.A1" office:value-type="string">
            <text:p text:style-name="P24">flutter build apk</text:p>
          </table:table-cell>
        </table:table-row>
        <table:table-row table:style-name="Table13.1">
          <table:table-cell table:style-name="Table13.A1" office:value-type="string">
            <text:p text:style-name="P24"><text:span text:style-name="T11">flutter pub get</text:span></text:p>
          </table:table-cell>
          <table:table-cell table:style-name="Table13.A1" office:value-type="string">
            <text:p text:style-name="P24">Descargar dependencias definidas</text:p>
          </table:table-cell>
          <table:table-cell table:style-name="Table13.A1" office:value-type="string">
            <text:p text:style-name="P24">flutter pub get</text:p>
          </table:table-cell>
        </table:table-row>
        <table:table-row table:style-name="Table13.1">
          <table:table-cell table:style-name="Table13.A1" office:value-type="string">
            <text:p text:style-name="P24"><text:span text:style-name="T11">flutter pub add</text:span></text:p>
          </table:table-cell>
          <table:table-cell table:style-name="Table13.A1" office:value-type="string">
            <text:p text:style-name="P24">Añadir nueva dependencia</text:p>
          </table:table-cell>
          <table:table-cell table:style-name="Table13.A1" office:value-type="string">
            <text:p text:style-name="P24">flutter pub add provider</text:p>
          </table:table-cell>
        </table:table-row>
        <table:table-row table:style-name="Table13.1">
          <table:table-cell table:style-name="Table13.A1" office:value-type="string">
            <text:p text:style-name="P24"><text:span text:style-name="T11">flutter test</text:span></text:p>
          </table:table-cell>
          <table:table-cell table:style-name="Table13.A1" office:value-type="string">
            <text:p text:style-name="P24">Ejecutar tests unitarios</text:p>
          </table:table-cell>
          <table:table-cell table:style-name="Table13.A1" office:value-type="string">
            <text:p text:style-name="P24">flutter test</text:p>
          </table:table-cell>
        </table:table-row>
      </table:table>
      <text:p text:style-name="Standard"/>
      <text:p text:style-name="Heading_20_1"><text:bookmark text:name="_bch0rck3o71h"/>5. Gestión de paquetes y herramientas en Flutter</text:p>
      <text:p text:style-name="Standard">Una de las mayores ventajas de Flutter es su ecosistema de paquetes en <text:a xlink:type="simple" xlink:href="https://pub.dev" text:style-name="ListLabel_20_334" text:visited-style-name="ListLabel_20_334"><text:span text:style-name="T17">pub.dev</text:span></text:a>, donde encontramos más de 150.000 librerías que extienden las funcionalidades de nuestras aplicaciones (bases de datos, networking, autenticación, animaciones, etc.).</text:p>
      <text:p text:style-name="Standard"><text:span text:style-name="T11">🔷Añadir dependencias al pubspec.yaml</text:span></text:p>
      <text:p text:style-name="Standard">El archivo pubspec.yaml es el corazón de la configuración de un proyecto Flutter. Aquí definimos:</text:p>
      <text:list xml:id="list1413800805" text:style-name="WWNum11">
        <text:list-item>
          <text:p text:style-name="P45">Nombre y versión de la app</text:p>
        </text:list-item>
        <text:list-item>
          <text:p text:style-name="P45">Dependencias externas (paquetes de pub.dev)</text:p>
        </text:list-item>
        <text:list-item>
          <text:p text:style-name="P45">Assets (imágenes, fuentes, traducciones)<text:line-break/></text:p>
        </text:list-item>
      </text:list>
      <text:p text:style-name="Standard">Ejemplo básico de <text:span text:style-name="T18">pubspec.yaml</text:span>: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65"><text:span text:style-name="T20">name: </text:span><text:span text:style-name="T22">mi_app</text:span><text:span text:style-name="T20"><text:line-break/>description: </text:span><text:span text:style-name="T22">Mi</text:span><text:span text:style-name="T20"> </text:span><text:span text:style-name="T22">primera</text:span><text:span text:style-name="T20"> </text:span><text:span text:style-name="T22">aplicación</text:span><text:span text:style-name="T20"> </text:span><text:span text:style-name="T22">en</text:span><text:span text:style-name="T20"> </text:span><text:span text:style-name="T22">Flutter</text:span><text:span text:style-name="T20"><text:line-break/>version: </text:span><text:span text:style-name="T29">1.0.0</text:span><text:span text:style-name="T22">+1</text:span><text:span text:style-name="T20"><text:line-break/><text:line-break/>environment:<text:line-break/> <text:s/>sdk: </text:span><text:span text:style-name="T22">"&gt;=3.0.0 &lt;4.0.0"</text:span><text:span text:style-name="T20"><text:line-break/><text:line-break/>dependencies:<text:line-break/> <text:s/>flutter:<text:line-break/> <text:s text:c="3"/>sdk: </text:span><text:span text:style-name="T22">flutter</text:span><text:span text:style-name="T20"><text:line-break/><text:line-break/> <text:s/></text:span><text:span text:style-name="T23"># Dependencias externas</text:span><text:span text:style-name="T20"><text:line-break/> <text:s/>http: </text:span><text:span text:style-name="T22">^0.13.6</text:span><text:span text:style-name="T20"><text:line-break/> <text:s/>provider: </text:span><text:span text:style-name="T22">^6.1.1</text:span><text:span text:style-name="T20"><text:line-break/><text:line-break/>dev_dependencies:<text:line-break/> <text:s/>flutter_test:<text:line-break/> <text:s text:c="3"/>sdk: </text:span><text:span text:style-name="T22">flutter</text:span></text:p>
          </table:table-cell>
        </table:table-row>
      </table:table>
      <text:p text:style-name="Standard"/>
      <text:p text:style-name="Standard">📌 Cada vez que edites el archivo debes ejecutar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65"><text:span text:style-name="T20">flutter pub get</text:span></text:p>
          </table:table-cell>
        </table:table-row>
      </table:table>
      <text:p text:style-name="P1"/>
      <text:p text:style-name="Standard"><text:span text:style-name="T11">🔷Herramientas prácticas para desarrollo</text:span></text:p>
      <text:p text:style-name="Standard"><text:span text:style-name="T11">🔹 Hot Reload vs Hot Restart</text:span></text:p>
      <text:p text:style-name="Standard">Una de las funcionalidades estrella de Flutter:</text:p>
      <text:list xml:id="list2175549644" text:style-name="WWNum24">
        <text:list-item>
          <text:p text:style-name="P46"><text:span text:style-name="T11">Hot Reload (r)</text:span></text:p>
          <text:list>
            <text:list-item>
              <text:p text:style-name="P70">Recarga solo el código modificado.</text:p>
            </text:list-item>
            <text:list-item>
              <text:p text:style-name="P70">Mantiene el estado actual de la app.</text:p>
            </text:list-item>
            <text:list-item>
              <text:p text:style-name="P70">Ideal para ajustes visuales (UI, estilos).</text:p>
            </text:list-item>
            <text:list-item>
              <text:p text:style-name="P70">Ejemplo: cambiar color de un botón → se refleja al instante.</text:p>
            </text:list-item>
          </text:list>
        </text:list-item>
        <text:list-item>
          <text:p text:style-name="P46"><text:span text:style-name="T11">Hot Restart (R)</text:span></text:p>
          <text:list>
            <text:list-item>
              <text:p text:style-name="P70">Reinicia toda la aplicación desde cero.</text:p>
            </text:list-item>
            <text:list-item>
              <text:p text:style-name="P70">Se pierde el estado.</text:p>
            </text:list-item>
            <text:list-item>
              <text:p text:style-name="P70"><text:soft-page-break/>Útil cuando cambias variables globales, inicialización o dependencias.</text:p>
            </text:list-item>
          </text:list>
        </text:list-item>
      </text:list>
      <text:p text:style-name="Standard">📌 Ambos pueden ejecutarse desde la terminal o desde VS Code/Android Studio.</text:p>
      <text:p text:style-name="Standard"/>
      <text:p text:style-name="Standard"><text:span text:style-name="T11">🔹 Dart DevTools (Debugging y Profiling)</text:span></text:p>
      <text:p text:style-name="Standard"><text:span text:style-name="T11">Dart DevTools</text:span> <text:a xlink:type="simple" xlink:href="https://docs.flutter.dev/tools/devtools" text:style-name="ListLabel_20_334" text:visited-style-name="ListLabel_20_334"><text:span text:style-name="T17">https://docs.flutter.dev/tools/devtools</text:span></text:a> es un conjunto de herramientas que se integran con Flutter para analizar y depurar:</text:p>
      <text:list xml:id="list1952862003" text:style-name="WWNum9">
        <text:list-item>
          <text:p text:style-name="P47">Inspector de Widgets → Ver jerarquía de widgets en tiempo real.</text:p>
        </text:list-item>
        <text:list-item>
          <text:p text:style-name="P47">Performance → Analizar tiempos de renderizado y detectar cuellos de botella.</text:p>
        </text:list-item>
        <text:list-item>
          <text:p text:style-name="P47">Memory → Ver consumo de memoria y detectar fugas.</text:p>
        </text:list-item>
        <text:list-item>
          <text:p text:style-name="P47">Logs → Inspeccionar errores y prints.</text:p>
        </text:list-item>
      </text:list>
      <text:p text:style-name="Standard">👉 Para abrir DevTools: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65"><text:span text:style-name="T20">flutter pub global activate devtools<text:line-break/>flutter run --observatory-port=9200<text:line-break/>devtools</text:span></text:p>
          </table:table-cell>
        </table:table-row>
      </table:table>
      <text:p text:style-name="Standard">Se abrirá en el navegador como un dashboard visual.</text:p>
      <text:p text:style-name="Heading_20_1"><text:bookmark text:name="_4yqu6klhxffq"/>6. Extensiones recomendadas en VS Code / Android Studio</text:p>
      <text:p text:style-name="Standard"><text:span text:style-name="T11">📌 VS Code</text:span></text:p>
      <text:list xml:id="list2926661673" text:style-name="WWNum26">
        <text:list-item>
          <text:p text:style-name="P48">Flutter (Dart-Code.flutter): soporte completo para Flutter (snippets, autocompletado, debugging).</text:p>
        </text:list-item>
        <text:list-item>
          <text:p text:style-name="P48">Dart (Dart-Code.dart-code): soporte para Dart.</text:p>
        </text:list-item>
        <text:list-item>
          <text:p text:style-name="P48">Flutter Widget Snippets: autocompletado rápido de widgets.</text:p>
        </text:list-item>
        <text:list-item>
          <text:p text:style-name="P48">Pubspec Assist: facilita añadir paquetes de pub.dev.</text:p>
        </text:list-item>
      </text:list>
      <text:p text:style-name="Standard"><text:span text:style-name="T11">📌 Android Studio</text:span></text:p>
      <text:list xml:id="list3196497960" text:style-name="WWNum13">
        <text:list-item>
          <text:p text:style-name="P49">Flutter plugin: integración con emuladores y debugging.</text:p>
        </text:list-item>
        <text:list-item>
          <text:p text:style-name="P49">Dart plugin: soporte de lenguaje.</text:p>
        </text:list-item>
        <text:list-item>
          <text:p text:style-name="P49">Flutter Enhancement Suite: herramientas adicionales para mejorar la productividad.</text:p>
        </text:list-item>
      </text:list>
      <text:p text:style-name="Heading_20_1"><text:bookmark text:name="_1bg0zy25bp7x"/>7. Despliegue de Flutter en diferentes plataformas</text:p>
      <text:p text:style-name="Standard"><text:span text:style-name="T11">📱 Android</text:span></text:p>
      <text:p text:style-name="Standard">🔗 Documentación oficial para publicar en Google Play Store<text:line-break/><text:a xlink:type="simple" xlink:href="https://docs.flutter.dev/deployment/android" text:style-name="ListLabel_20_334" text:visited-style-name="ListLabel_20_334"><text:span text:style-name="T17">https://docs.flutter.dev/deployment/android</text:span></text:a></text:p>
      <text:list xml:id="list116381020" text:style-name="WWNum12">
        <text:list-item>
          <text:p text:style-name="P50">Cómo generar APK/AAB: flutter build appbundle o flutter build apk</text:p>
        </text:list-item>
        <text:list-item>
          <text:p text:style-name="P50"><text:soft-page-break/>Configuración de firma: keytool y build.gradle</text:p>
        </text:list-item>
        <text:list-item>
          <text:p text:style-name="P50">Proceso de subida a Play Console</text:p>
        </text:list-item>
      </text:list>
      <text:p text:style-name="Standard"><text:span text:style-name="T11">🍏 iOS</text:span></text:p>
      <text:p text:style-name="Standard">🔗 Guía completa para App Store<text:line-break/><text:a xlink:type="simple" xlink:href="https://docs.flutter.dev/deployment/ios" text:style-name="ListLabel_20_334" text:visited-style-name="ListLabel_20_334"><text:span text:style-name="T17">https://docs.flutter.dev/deployment/ios</text:span></text:a></text:p>
      <text:list xml:id="list3534854191" text:style-name="WWNum21">
        <text:list-item>
          <text:p text:style-name="P51">Requisitos: Cuenta de desarrollador Apple ($99/año)</text:p>
        </text:list-item>
        <text:list-item>
          <text:p text:style-name="P51">Generar IPA: flutter build ipa</text:p>
        </text:list-item>
        <text:list-item>
          <text:p text:style-name="P51">Configurar Xcode: Certificados y provisionamiento</text:p>
        </text:list-item>
      </text:list>
      <text:p text:style-name="Standard"><text:span text:style-name="T11">🖥️ Windows</text:span></text:p>
      <text:p text:style-name="Standard">🔗 Compilación para Windows<text:line-break/><text:a xlink:type="simple" xlink:href="https://docs.flutter.dev/deployment/windows" text:style-name="ListLabel_20_334" text:visited-style-name="ListLabel_20_334"><text:span text:style-name="T17">https://docs.flutter.dev/deployment/windows</text:span></text:a></text:p>
      <text:list xml:id="list3015491100" text:style-name="WWNum6">
        <text:list-item>
          <text:p text:style-name="P52">Requisitos: Visual Studio 2022 con workloads específicos</text:p>
        </text:list-item>
        <text:list-item>
          <text:p text:style-name="P52">Comando: flutter build windows</text:p>
        </text:list-item>
        <text:list-item>
          <text:p text:style-name="P52">Opciones de empaquetado: MSIX, EXE o instalador</text:p>
        </text:list-item>
      </text:list>
      <text:p text:style-name="Standard"><text:span text:style-name="T11">🐧 Linux</text:span></text:p>
      <text:p text:style-name="Standard">🔗 Despliegue en Linux<text:line-break/><text:a xlink:type="simple" xlink:href="https://docs.flutter.dev/deployment/linux" text:style-name="ListLabel_20_334" text:visited-style-name="ListLabel_20_334"><text:span text:style-name="T17">https://docs.flutter.dev/deployment/linux</text:span></text:a></text:p>
      <text:list xml:id="list1573549156" text:style-name="WWNum28">
        <text:list-item>
          <text:p text:style-name="P53">Dependencias: GTK, CMake y clang</text:p>
        </text:list-item>
        <text:list-item>
          <text:p text:style-name="P53">Formatos soportados: .deb, .rpm y Snap</text:p>
        </text:list-item>
        <text:list-item>
          <text:p text:style-name="P53">Personalización: Íconos y metadatos</text:p>
        </text:list-item>
      </text:list>
      <text:p text:style-name="Standard"><text:span text:style-name="T11">🌐 Web</text:span></text:p>
      <text:p text:style-name="Standard">🔗 Publicación para web<text:line-break/><text:a xlink:type="simple" xlink:href="https://docs.flutter.dev/deployment/web" text:style-name="ListLabel_20_334" text:visited-style-name="ListLabel_20_334"><text:span text:style-name="T17">https://docs.flutter.dev/deployment/web</text:span></text:a></text:p>
      <text:list xml:id="list2170421729" text:style-name="WWNum1">
        <text:list-item>
          <text:p text:style-name="P54">Optimización:</text:p>
          <text:list>
            <text:list-item>
              <text:p text:style-name="P71">flutter build web --web-renderer canvaskit</text:p>
            </text:list-item>
            <text:list-item>
              <text:p text:style-name="P71">flutter build web --wasm</text:p>
            </text:list-item>
          </text:list>
        </text:list-item>
        <text:list-item>
          <text:p text:style-name="P54"><text:span text:style-name="T18">Para usar una URL base distinta de raíz:</text:span></text:p>
          <text:list>
            <text:list-item>
              <text:p text:style-name="P71">flutter build web --base-href /misitio/</text:p>
            </text:list-item>
          </text:list>
        </text:list-item>
        <text:list-item>
          <text:p text:style-name="P54">Plataformas de hosting recomendadas:</text:p>
          <text:list>
            <text:list-item>
              <text:p text:style-name="P71">Firebase: <text:a xlink:type="simple" xlink:href="https://firebase.google.com/docs/hosting" text:style-name="ListLabel_20_334" text:visited-style-name="ListLabel_20_334"><text:span text:style-name="T17">https://firebase.google.com/docs/hosting</text:span></text:a></text:p>
            </text:list-item>
            <text:list-item>
              <text:p text:style-name="P71"><text:soft-page-break/>GitHub Pages: gh-pages branch</text:p>
            </text:list-item>
            <text:list-item>
              <text:p text:style-name="P71">Netlify/Vercel: Drag-and-drop deployment</text:p>
            </text:list-item>
          </text:list>
        </text:list-item>
      </text:list>
      <text:p text:style-name="Standard"><text:span text:style-name="T11">📌 Pasos Comunes</text:span></text:p>
      <text:list xml:id="list1421620676" text:style-name="WWNum3">
        <text:list-item>
          <text:p text:style-name="P55">Build general:</text:p>
        </text:list-item>
        <text:list-item>
          <text:p text:style-name="P55">bash</text:p>
        </text:list-item>
        <text:list-item>
          <text:p text:style-name="P55">flutter build &lt;platform&gt; <text:s/># android, ios, windows, linux, web</text:p>
        </text:list-item>
        <text:list-item>
          <text:p text:style-name="P55">Pruebas locales:</text:p>
        </text:list-item>
        <text:list-item>
          <text:p text:style-name="P55">bash</text:p>
        </text:list-item>
        <text:list-item>
          <text:p text:style-name="P55">flutter run -d &lt;device&gt; <text:s/># chrome, edge, dispositivo físico</text:p>
        </text:list-item>
        <text:list-item>
          <text:p text:style-name="P55">Requisitos previos:</text:p>
          <text:list>
            <text:list-item>
              <text:p text:style-name="P72">Android: JDK 11+, Android Studio</text:p>
            </text:list-item>
            <text:list-item>
              <text:p text:style-name="P72">iOS: Xcode 14+, macOS</text:p>
            </text:list-item>
            <text:list-item>
              <text:p text:style-name="P72">Windows: Visual Studio 2022</text:p>
            </text:list-item>
            <text:list-item>
              <text:p text:style-name="P72">Linux: GTK 3.0+</text:p>
            </text:list-item>
            <text:list-item>
              <text:p text:style-name="P72">Web: Chrome para testing</text:p>
            </text:list-item>
          </text:list>
        </text:list-item>
      </text:list>
      <text:p text:style-name="Standard"><text:span text:style-name="T11">⚠️ Consideraciones Especiales</text:span></text:p>
      <text:list xml:id="list3342764050" text:style-name="WWNum16">
        <text:list-item>
          <text:p text:style-name="P56">Android/iOS:</text:p>
          <text:list>
            <text:list-item>
              <text:p text:style-name="P73">Necesitas cuentas de desarrollador</text:p>
            </text:list-item>
            <text:list-item>
              <text:p text:style-name="P73">Proceso de revisión en tiendas (1-3 días)</text:p>
            </text:list-item>
          </text:list>
        </text:list-item>
        <text:list-item>
          <text:p text:style-name="P56">Windows/Linux:</text:p>
          <text:list>
            <text:list-item>
              <text:p text:style-name="P73">No requieren tiendas oficiales</text:p>
            </text:list-item>
            <text:list-item>
              <text:p text:style-name="P73">Puedes distribuir directamente los ejecutables</text:p>
            </text:list-item>
          </text:list>
        </text:list-item>
        <text:list-item>
          <text:p text:style-name="P56">Web:</text:p>
          <text:list>
            <text:list-item>
              <text:p text:style-name="P73">Soporte para PWA (Service Workers)</text:p>
            </text:list-item>
            <text:list-item>
              <text:p text:style-name="P73">Optimiza assets con --tree-shake-icons</text:p>
            </text:list-item>
          </text:list>
        </text:list-item>
      </text:list>
      <text:p text:style-name="Standard"><text:span text:style-name="T11">🚀 Flujo Recomendado</text:span></text:p>
      <text:list xml:id="list2677195863" text:style-name="WWNum15">
        <text:list-item>
          <text:p text:style-name="P57"><text:soft-page-break/>Prueba en modo debug (flutter run)</text:p>
        </text:list-item>
        <text:list-item>
          <text:p text:style-name="P57">Build en modo release (flutter build --release)</text:p>
        </text:list-item>
        <text:list-item>
          <text:p text:style-name="P57">Verifica con DevTools <text:a xlink:type="simple" xlink:href="https://docs.flutter.dev/tools/devtools" text:style-name="ListLabel_20_334" text:visited-style-name="ListLabel_20_334"><text:span text:style-name="T17">https://docs.flutter.dev/tools/devtools</text:span></text:a></text:p>
        </text:list-item>
        <text:list-item>
          <text:p text:style-name="P57">Sigue la guía específica de cada plataforma</text:p>
        </text:list-item>
        <text:list-item>
          <text:p text:style-name="P57">Publica y monitorea crashes con Firebase Crashlytics</text:p>
        </text:list-item>
      </text:list>
      <text:p text:style-name="Heading_20_1"><text:bookmark text:name="_yl6ohe946aee"/>8. Recursos recomendados para aprender Flutter</text:p>
      <text:p text:style-name="Standard"><text:span text:style-name="T11">📚 Documentación Oficial</text:span></text:p>
      <text:list xml:id="list2413864186" text:style-name="WWNum37">
        <text:list-item>
          <text:p text:style-name="P58">Flutter Docs<text:line-break/>🔗 <text:a xlink:type="simple" xlink:href="https://docs.flutter.dev/" text:style-name="ListLabel_20_334" text:visited-style-name="ListLabel_20_334"><text:span text:style-name="T17">https://docs.flutter.dev</text:span></text:a></text:p>
        </text:list-item>
        <text:list-item>
          <text:p text:style-name="P58">Dart Language<text:line-break/>🔗 <text:a xlink:type="simple" xlink:href="https://dart.dev/language" text:style-name="ListLabel_20_334" text:visited-style-name="ListLabel_20_334"><text:span text:style-name="T17">https://dart.dev/language</text:span></text:a></text:p>
        </text:list-item>
      </text:list>
      <text:p text:style-name="Standard"><text:span text:style-name="T11">🎓 Cursos Gratuitos</text:span></text:p>
      <text:list xml:id="list309091317" text:style-name="WWNum31">
        <text:list-item>
          <text:p text:style-name="P59">Flutter Crash Course (Google)<text:line-break/>🔗 <text:a xlink:type="simple" xlink:href="https://docs.flutter.dev/get-started/codelab" text:style-name="ListLabel_20_334" text:visited-style-name="ListLabel_20_334"><text:span text:style-name="T17">https://docs.flutter.dev/get-started/codelab</text:span></text:a></text:p>
        </text:list-item>
        <text:list-item>
          <text:p text:style-name="P59">Dart en Codecademy<text:line-break/>🔗 <text:a xlink:type="simple" xlink:href="https://www.codecademy.com/learn/learn-dart" text:style-name="ListLabel_20_334" text:visited-style-name="ListLabel_20_334"><text:span text:style-name="T17">https://www.codecademy.com/learn/learn-dart</text:span></text:a></text:p>
        </text:list-item>
        <text:list-item>
          <text:p text:style-name="P59">Curso Completo de Flutter (YouTube - Fernando Herrera)<text:line-break/>🔗 <text:a xlink:type="simple" xlink:href="https://www.youtube.com/watch?v=GXIJJkq_H8g&amp;list=PLV6pYUAZ-ZoE6kzN1t9lfV9aYkRFYhwyj" text:style-name="ListLabel_20_334" text:visited-style-name="ListLabel_20_334"><text:span text:style-name="T17">https://www.youtube.com/watch?v=GXIJJkq_H8g&amp;list=PLV6pYUAZ-ZoE6kzN1t9lfV9aYkRFYhwyj</text:span></text:a></text:p>
        </text:list-item>
      </text:list>
      <text:p text:style-name="Standard"><text:span text:style-name="T11">📦 Paquetes y bibliotecas</text:span></text:p>
      <text:list xml:id="list2955575564" text:style-name="WWNum14">
        <text:list-item>
          <text:p text:style-name="P60">Pub.dev (Repositorio Oficial)<text:line-break/>🔗 <text:a xlink:type="simple" xlink:href="https://pub.dev/" text:style-name="ListLabel_20_334" text:visited-style-name="ListLabel_20_334"><text:span text:style-name="T17">https://pub.dev</text:span></text:a></text:p>
        </text:list-item>
        <text:list-item>
          <text:p text:style-name="P60">Flutter Awesome (Inspiración UI)<text:line-break/>🔗 <text:a xlink:type="simple" xlink:href="https://flutterawesome.com/" text:style-name="ListLabel_20_334" text:visited-style-name="ListLabel_20_334"><text:span text:style-name="T17">https://flutterawesome.com</text:span></text:a></text:p>
        </text:list-item>
      </text:list>
      <text:p text:style-name="Standard"><text:span text:style-name="T11">📌 Libros</text:span></text:p>
      <text:list xml:id="list3145462296" text:style-name="WWNum4">
        <text:list-item>
          <text:p text:style-name="P61">"Flutter in Action" (Manning)<text:line-break/>🔗 <text:a xlink:type="simple" xlink:href="https://www.manning.com/books/flutter-in-action" text:style-name="ListLabel_20_334" text:visited-style-name="ListLabel_20_334"><text:span text:style-name="T17">https://www.manning.com/books/flutter-in-action</text:span></text:a></text:p>
        </text:list-item>
        <text:list-item>
          <text:p text:style-name="P61">"Dart Apprentice" (Ray Wenderlich)<text:line-break/>🔗 <text:a xlink:type="simple" xlink:href="https://www.raywenderlich.com/books/dart-apprentice" text:style-name="ListLabel_20_334" text:visited-style-name="ListLabel_20_334"><text:span text:style-name="T17">https://www.raywenderlich.com/books/dart-apprentice</text:span></text:a></text:p>
        </text:list-item>
      </text:list>
      <text:p text:style-name="Standard"><text:span text:style-name="T11">💬 Comunidad</text:span></text:p>
      <text:list xml:id="list1334138761" text:style-name="WWNum8">
        <text:list-item>
          <text:p text:style-name="P62">Stack Overflow (Flutter Tag)<text:line-break/>🔗 <text:a xlink:type="simple" xlink:href="https://stackoverflow.com/questions/tagged/flutter" text:style-name="ListLabel_20_334" text:visited-style-name="ListLabel_20_334"><text:span text:style-name="T17">https://stackoverflow.com/questions/tagged/flutter</text:span></text:a></text:p>
        </text:list-item>
        <text:list-item>
          <text:p text:style-name="P62">Reddit r/FlutterDev<text:line-break/>🔗 <text:a xlink:type="simple" xlink:href="https://www.reddit.com/r/FlutterDev" text:style-name="ListLabel_20_334" text:visited-style-name="ListLabel_20_334"><text:span text:style-name="T17">https://www.reddit.com/r/FlutterDev</text:span></text:a></text:p>
        </text:list-item>
        <text:list-item>
          <text:p text:style-name="P62">Flutter Community en Medium<text:line-break/>🔗 <text:a xlink:type="simple" xlink:href="https://medium.com/flutter-community" text:style-name="ListLabel_20_334" text:visited-style-name="ListLabel_20_334"><text:span text:style-name="T17">https://medium.com/flutter-community</text:span></text:a></text:p>
        </text:list-item>
      </text:list>
      <text:p text:style-name="Standard"><text:span text:style-name="T11">🛠️ Herramientas Clave</text:span></text:p>
      <text:list xml:id="list3468524906" text:style-name="WWNum17">
        <text:list-item>
          <text:p text:style-name="P63">Flutter DevTools (Debugging)<text:line-break/>🔗 <text:a xlink:type="simple" xlink:href="https://docs.flutter.dev/tools/devtools" text:style-name="ListLabel_20_334" text:visited-style-name="ListLabel_20_334"><text:span text:style-name="T17">https://docs.flutter.dev/tools/devtools</text:span></text:a></text:p>
        </text:list-item>
        <text:list-item>
          <text:p text:style-name="P63">Firebase para Flutter<text:line-break/>🔗 <text:a xlink:type="simple" xlink:href="https://firebase.flutter.dev/" text:style-name="ListLabel_20_334" text:visited-style-name="ListLabel_20_334"><text:span text:style-name="T17">https://firebase.flutter.dev</text:span></text:a></text:p>
        </text:list-item>
        <text:list-item>
          <text:p text:style-name="P63"><text:soft-page-break/>Riverpod (Gestión de Estado)<text:line-break/>🔗 <text:a xlink:type="simple" xlink:href="https://riverpod.dev/" text:style-name="ListLabel_20_334" text:visited-style-name="ListLabel_20_334"><text:span text:style-name="T17">https://riverpod.dev</text:span></text:a></text:p>
        </text:list-item>
        <text:list-item>
          <text:p text:style-name="P63">VS Code + Extensión Flutter<text:line-break/>🔗 <text:a xlink:type="simple" xlink:href="https://marketplace.visualstudio.com/items?itemName=Dart-Code.flutter" text:style-name="ListLabel_20_334" text:visited-style-name="ListLabel_20_334"><text:span text:style-name="T17">https://marketplace.visualstudio.com/items?itemName=Dart-Code.flutter</text:span></text:a></text:p>
        </text:list-item>
      </text:list>
      <text:p text:style-name="Standard"><text:span text:style-name="T11">🌟 Extra: Proyectos Open-Source</text:span></text:p>
      <text:list xml:id="list811509602" text:style-name="WWNum36">
        <text:list-item>
          <text:p text:style-name="P64">Repositorio Oficial de Flutter<text:line-break/>🔗 <text:a xlink:type="simple" xlink:href="https://github.com/flutter/flutter" text:style-name="ListLabel_20_334" text:visited-style-name="ListLabel_20_334"><text:span text:style-name="T17">https://github.com/flutter/flutter</text:span></text:a></text:p>
        </text:list-item>
        <text:list-item>
          <text:p text:style-name="P64">Ejemplos de Apps en GitHub<text:line-break/>🔗 <text:a xlink:type="simple" xlink:href="https://github.com/flutter/samples" text:style-name="ListLabel_20_334" text:visited-style-name="ListLabel_20_334"><text:span text:style-name="T17">https://github.co/flutter/samples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Roboto" fo:font-family="Roboto" style:font-family-generic="roman" style:font-pitch="variable" style:text-underline-style="none" fo:font-weight="bold"/>
    </style:style>
    <style:style style:name="ListLabel_20_2" style:display-name="ListLabel 2" style:family="text">
      <style:text-properties style:font-name="Roboto" fo:font-family="Roboto" style:font-family-generic="roman" style:font-pitch="variable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 style:font-weight-complex="normal"/>
    </style:style>
    <style:style style:name="ListLabel_20_20" style:display-name="ListLabel 20" style:family="text">
      <style:text-properties fo:color="#404040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404040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404040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404040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404040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404040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404040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 style:font-weight-complex="normal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fo:color="#404040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137" style:display-name="ListLabel 137" style:family="text">
      <style:text-properties fo:color="#404040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fo:color="#404040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fo:color="#404040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fo:color="#404040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fo:color="#404040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fo:color="#404040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fo:color="#404040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 fo:font-weight="bold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 fo:font-weight="bold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 fo:font-weight="bold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fo:color="#404040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fo:color="#404040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fo:color="#404040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style:text-underline-style="none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fo:color="#404040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fo:color="#404040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326" style:display-name="ListLabel 326" style:family="text">
      <style:text-properties style:text-underline-style="none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34" style:display-name="ListLabel 334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1"/>
      </text:list-level-style-bullet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1"/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4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20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0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1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2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23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4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5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7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7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7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7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7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7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9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9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9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9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9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9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0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0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0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0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0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0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31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1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1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1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1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2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2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2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32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2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2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3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3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3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iseño aplicado a interfaces web con Flutter<text:tab/> <text:s text:c="34"/><text:tab/>Unidad 04. Introducción a Flutter</text:span></text:p>
      </style:header>
      <style:footer>
        <text:p text:style-name="MP4"><text:span text:style-name="MT1"><text:tab/><text:tab/>Página </text:span><text:page-number text:select-page="current">1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6" meta:image-count="3" meta:object-count="0" meta:page-count="13" meta:paragraph-count="326" meta:word-count="2389" meta:character-count="16085" meta:non-whitespace-character-count="13931"/>
    <meta:generator>LibreOfficeDev/6.0.5.2$Linux_X86_64 LibreOffice_project/</meta:generator>
  </office:meta>
</office:document-meta>
</file>